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7d4" officeooo:paragraph-rsid="0004a7d4"/>
    </style:style>
    <style:style style:name="P2" style:family="paragraph" style:parent-style-name="Standard" style:list-style-name="L1">
      <style:text-properties officeooo:rsid="0004a7d4" officeooo:paragraph-rsid="0004a7d4"/>
    </style:style>
    <style:style style:name="P3" style:family="paragraph" style:parent-style-name="Standard" style:list-style-name="L2">
      <style:text-properties officeooo:rsid="0004a7d4" officeooo:paragraph-rsid="0004a7d4"/>
    </style:style>
    <style:style style:name="P4" style:family="paragraph" style:parent-style-name="Standard" style:list-style-name="L3">
      <style:text-properties officeooo:rsid="0004a7d4" officeooo:paragraph-rsid="0004a7d4"/>
    </style:style>
    <style:style style:name="P5" style:family="paragraph" style:parent-style-name="Standard" style:list-style-name="L4">
      <style:text-properties officeooo:rsid="0004a7d4" officeooo:paragraph-rsid="0004a7d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</text:p>
      <text:list text:style-name="L2">
        <text:list-item>
          <text:p text:style-name="P3">Gnezenec Adam Vykenty</text:p>
        </text:list-item>
        <text:list-item>
          <text:p text:style-name="P3">Naumovyč Mateuš Andrej</text:p>
        </text:list-item>
      </text:list>
      <text:p text:style-name="P1">Java Script</text:p>
      <text:list text:style-name="L3">
        <text:list-item>
          <text:p text:style-name="P4">Gnezenec Adam Vykenty</text:p>
        </text:list-item>
        <text:list-item>
          <text:p text:style-name="P4">Naumovyč Mateuš Andrej</text:p>
        </text:list-item>
      </text:list>
      <text:p text:style-name="P1">Python</text:p>
      <text:list text:style-name="L4">
        <text:list-item>
          <text:p text:style-name="P5">Gnezenec Adam Vykenty</text:p>
        </text:list-item>
        <text:list-item>
          <text:p text:style-name="P5">Naumovyč Mateuš Andrej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1T19:47:52.635657424</meta:creation-date>
    <meta:generator>LibreOffice/24.2.7.2$Linux_X86_64 LibreOffice_project/420$Build-2</meta:generator>
    <dc:date>2025-08-31T19:55:41.302261803</dc:date>
    <meta:editing-duration>PT7M50S</meta:editing-duration>
    <meta:editing-cycles>1</meta:editing-cycles>
    <meta:document-statistic meta:table-count="0" meta:image-count="0" meta:object-count="0" meta:page-count="1" meta:paragraph-count="9" meta:word-count="28" meta:character-count="162" meta:non-whitespace-character-count="149"/>
  </office:meta>
</office:document-meta>
</file>